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799ae" officeooo:paragraph-rsid="000799ae" style:font-size-asian="18pt" style:font-size-complex="18pt"/>
    </style:style>
    <style:style style:name="P2" style:family="paragraph" style:parent-style-name="Standard">
      <style:paragraph-properties fo:text-align="start" style:justify-single-word="false"/>
      <style:text-properties fo:font-size="12pt" officeooo:rsid="000799ae" officeooo:paragraph-rsid="000799ae" style:font-size-asian="10.5pt" style:font-size-complex="12pt"/>
    </style:style>
    <style:style style:name="P3" style:family="paragraph" style:parent-style-name="Standard">
      <style:paragraph-properties fo:text-align="start" style:justify-single-word="false"/>
      <style:text-properties fo:font-size="12pt" officeooo:rsid="00126714" officeooo:paragraph-rsid="00126714" style:font-size-asian="10.5pt" style:font-size-complex="12pt"/>
    </style:style>
    <style:style style:name="P4" style:family="paragraph" style:parent-style-name="Standard">
      <style:paragraph-properties fo:text-align="start" style:justify-single-word="false"/>
      <style:text-properties fo:font-size="12pt" officeooo:rsid="002b4ea4" officeooo:paragraph-rsid="002b4ea4" style:font-size-asian="10.5pt" style:font-size-complex="12pt"/>
    </style:style>
    <style:style style:name="P5" style:family="paragraph" style:parent-style-name="Standard">
      <style:paragraph-properties fo:text-align="start" style:justify-single-word="false"/>
      <style:text-properties fo:font-size="12pt" officeooo:rsid="0031c2ec" officeooo:paragraph-rsid="0031c2ec" style:font-size-asian="10.5pt" style:font-size-complex="12pt"/>
    </style:style>
    <style:style style:name="P6" style:family="paragraph" style:parent-style-name="Standard">
      <style:paragraph-properties fo:text-align="start" style:justify-single-word="false"/>
      <style:text-properties fo:font-size="12pt" officeooo:rsid="003d7962" officeooo:paragraph-rsid="003d7962" style:font-size-asian="10.5pt" style:font-size-complex="12pt"/>
    </style:style>
    <style:style style:name="P7" style:family="paragraph" style:parent-style-name="Standard">
      <style:paragraph-properties fo:text-align="start" style:justify-single-word="false"/>
      <style:text-properties fo:font-size="12pt" officeooo:rsid="003d7962" officeooo:paragraph-rsid="0053264e" style:font-size-asian="10.5pt" style:font-size-complex="12pt"/>
    </style:style>
    <style:style style:name="P8" style:family="paragraph" style:parent-style-name="Standard">
      <style:paragraph-properties fo:text-align="start" style:justify-single-word="false"/>
      <style:text-properties fo:font-size="12pt" officeooo:rsid="0059fb92" officeooo:paragraph-rsid="005aafea" style:font-size-asian="10.5pt" style:font-size-complex="12pt"/>
    </style:style>
    <style:style style:name="P9" style:family="paragraph" style:parent-style-name="Standard">
      <style:paragraph-properties fo:text-align="start" style:justify-single-word="false"/>
      <style:text-properties fo:font-size="12pt" fo:font-weight="bold" officeooo:rsid="003f44c1" officeooo:paragraph-rsid="003f44c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b4ea4" officeooo:paragraph-rsid="002b4ea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31c2ec" officeooo:paragraph-rsid="0031c2ec"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normal" officeooo:rsid="0053264e" officeooo:paragraph-rsid="0053264e" style:font-size-asian="10.5pt" style:font-weight-asian="normal" style:font-size-complex="12pt" style:font-weight-complex="normal"/>
    </style:style>
    <style:style style:name="T1" style:family="text">
      <style:text-properties officeooo:rsid="00095a08"/>
    </style:style>
    <style:style style:name="T2" style:family="text">
      <style:text-properties officeooo:rsid="000c72b2"/>
    </style:style>
    <style:style style:name="T3" style:family="text">
      <style:text-properties officeooo:rsid="000e54f2"/>
    </style:style>
    <style:style style:name="T4" style:family="text">
      <style:text-properties officeooo:rsid="000fb67e"/>
    </style:style>
    <style:style style:name="T5" style:family="text">
      <style:text-properties officeooo:rsid="0010a214"/>
    </style:style>
    <style:style style:name="T6" style:family="text">
      <style:text-properties officeooo:rsid="00174ebe"/>
    </style:style>
    <style:style style:name="T7" style:family="text">
      <style:text-properties officeooo:rsid="0018f6ee"/>
    </style:style>
    <style:style style:name="T8" style:family="text">
      <style:text-properties officeooo:rsid="001ad4f2"/>
    </style:style>
    <style:style style:name="T9" style:family="text">
      <style:text-properties officeooo:rsid="001d8b14"/>
    </style:style>
    <style:style style:name="T10" style:family="text">
      <style:text-properties officeooo:rsid="002318da"/>
    </style:style>
    <style:style style:name="T11" style:family="text">
      <style:text-properties officeooo:rsid="0023a0ca"/>
    </style:style>
    <style:style style:name="T12" style:family="text">
      <style:text-properties officeooo:rsid="00244067"/>
    </style:style>
    <style:style style:name="T13" style:family="text">
      <style:text-properties officeooo:rsid="00282196"/>
    </style:style>
    <style:style style:name="T14" style:family="text">
      <style:text-properties officeooo:rsid="0028f4fc"/>
    </style:style>
    <style:style style:name="T15" style:family="text">
      <style:text-properties officeooo:rsid="00292fe7"/>
    </style:style>
    <style:style style:name="T16" style:family="text">
      <style:text-properties officeooo:rsid="002b8536"/>
    </style:style>
    <style:style style:name="T17" style:family="text">
      <style:text-properties officeooo:rsid="002d8566"/>
    </style:style>
    <style:style style:name="T18" style:family="text">
      <style:text-properties officeooo:rsid="002db6d5"/>
    </style:style>
    <style:style style:name="T19" style:family="text">
      <style:text-properties officeooo:rsid="002f037f"/>
    </style:style>
    <style:style style:name="T20" style:family="text">
      <style:text-properties officeooo:rsid="002f5a23"/>
    </style:style>
    <style:style style:name="T21" style:family="text">
      <style:text-properties officeooo:rsid="002f80ea"/>
    </style:style>
    <style:style style:name="T22" style:family="text">
      <style:text-properties officeooo:rsid="0032e615"/>
    </style:style>
    <style:style style:name="T23" style:family="text">
      <style:text-properties officeooo:rsid="0033c11a"/>
    </style:style>
    <style:style style:name="T24" style:family="text">
      <style:text-properties officeooo:rsid="0033daab"/>
    </style:style>
    <style:style style:name="T25" style:family="text">
      <style:text-properties officeooo:rsid="0035f642"/>
    </style:style>
    <style:style style:name="T26" style:family="text">
      <style:text-properties officeooo:rsid="003717c6"/>
    </style:style>
    <style:style style:name="T27" style:family="text">
      <style:text-properties officeooo:rsid="0037f840"/>
    </style:style>
    <style:style style:name="T28" style:family="text">
      <style:text-properties officeooo:rsid="0038c5de"/>
    </style:style>
    <style:style style:name="T29" style:family="text">
      <style:text-properties officeooo:rsid="003a51b8"/>
    </style:style>
    <style:style style:name="T30" style:family="text">
      <style:text-properties officeooo:rsid="0040a1fe"/>
    </style:style>
    <style:style style:name="T31" style:family="text">
      <style:text-properties officeooo:rsid="00446b16"/>
    </style:style>
    <style:style style:name="T32" style:family="text">
      <style:text-properties officeooo:rsid="0045173a"/>
    </style:style>
    <style:style style:name="T33" style:family="text">
      <style:text-properties officeooo:rsid="0046cedc"/>
    </style:style>
    <style:style style:name="T34" style:family="text">
      <style:text-properties officeooo:rsid="0048db0d"/>
    </style:style>
    <style:style style:name="T35" style:family="text">
      <style:text-properties fo:font-weight="bold" style:font-weight-asian="bold" style:font-weight-complex="bold"/>
    </style:style>
    <style:style style:name="T36" style:family="text">
      <style:text-properties fo:font-weight="bold" officeooo:rsid="0037f840" style:font-weight-asian="bold" style:font-weight-complex="bold"/>
    </style:style>
    <style:style style:name="T37" style:family="text">
      <style:text-properties fo:font-weight="bold" officeooo:rsid="0045173a" style:font-weight-asian="bold" style:font-weight-complex="bold"/>
    </style:style>
    <style:style style:name="T38" style:family="text">
      <style:text-properties fo:font-weight="bold" officeooo:rsid="002025e6" style:font-weight-asian="bold" style:font-weight-complex="bold"/>
    </style:style>
    <style:style style:name="T39" style:family="text">
      <style:text-properties fo:font-weight="bold" officeooo:rsid="0021755b" style:font-weight-asian="bold" style:font-weight-complex="bold"/>
    </style:style>
    <style:style style:name="T40" style:family="text">
      <style:text-properties fo:font-weight="bold" officeooo:rsid="0021a964" style:font-weight-asian="bold" style:font-weight-complex="bold"/>
    </style:style>
    <style:style style:name="T41" style:family="text">
      <style:text-properties fo:font-weight="bold" officeooo:rsid="004b60de" style:font-weight-asian="bold" style:font-weight-complex="bold"/>
    </style:style>
    <style:style style:name="T42" style:family="text">
      <style:text-properties fo:font-weight="bold" officeooo:rsid="00126714" style:font-weight-asian="bold" style:font-weight-complex="bold"/>
    </style:style>
    <style:style style:name="T43" style:family="text">
      <style:text-properties fo:font-weight="bold" officeooo:rsid="0053264e" style:font-weight-asian="bold" style:font-weight-complex="bold"/>
    </style:style>
    <style:style style:name="T44" style:family="text">
      <style:text-properties officeooo:rsid="004acf50"/>
    </style:style>
    <style:style style:name="T45" style:family="text">
      <style:text-properties officeooo:rsid="004b60de"/>
    </style:style>
    <style:style style:name="T46" style:family="text">
      <style:text-properties fo:font-weight="normal" officeooo:rsid="00126714" style:font-weight-asian="normal" style:font-weight-complex="normal"/>
    </style:style>
    <style:style style:name="T47" style:family="text">
      <style:text-properties fo:font-weight="normal" officeooo:rsid="004fa1c3" style:font-weight-asian="normal" style:font-weight-complex="normal"/>
    </style:style>
    <style:style style:name="T48" style:family="text">
      <style:text-properties fo:font-weight="normal" officeooo:rsid="00519c52" style:font-weight-asian="normal" style:font-weight-complex="normal"/>
    </style:style>
    <style:style style:name="T49" style:family="text">
      <style:text-properties fo:font-weight="normal" officeooo:rsid="00528230" style:font-weight-asian="normal" style:font-weight-complex="normal"/>
    </style:style>
    <style:style style:name="T50" style:family="text">
      <style:text-properties fo:font-weight="normal" officeooo:rsid="0053fcb4" style:font-weight-asian="normal" style:font-weight-complex="normal"/>
    </style:style>
    <style:style style:name="T51" style:family="text">
      <style:text-properties fo:font-weight="normal" officeooo:rsid="005404bc" style:font-weight-asian="normal" style:font-weight-complex="normal"/>
    </style:style>
    <style:style style:name="T52" style:family="text">
      <style:text-properties fo:font-weight="normal" officeooo:rsid="0055a25c" style:font-weight-asian="normal" style:font-weight-complex="normal"/>
    </style:style>
    <style:style style:name="T53" style:family="text">
      <style:text-properties fo:font-weight="normal" officeooo:rsid="0056b96c" style:font-weight-asian="normal" style:font-weight-complex="normal"/>
    </style:style>
    <style:style style:name="T54" style:family="text">
      <style:text-properties fo:font-weight="normal" officeooo:rsid="005bb11f" style:font-weight-asian="normal" style:font-weight-complex="normal"/>
    </style:style>
    <style:style style:name="T55" style:family="text">
      <style:text-properties fo:font-weight="normal" officeooo:rsid="005f0583" style:font-weight-asian="normal" style:font-weight-complex="normal"/>
    </style:style>
    <style:style style:name="T56" style:family="text">
      <style:text-properties fo:font-weight="normal" officeooo:rsid="0060c9cb" style:font-weight-asian="normal" style:font-weight-complex="normal"/>
    </style:style>
    <style:style style:name="T57" style:family="text">
      <style:text-properties fo:font-weight="normal" officeooo:rsid="0062aac6" style:font-weight-asian="normal" style:font-weight-complex="normal"/>
    </style:style>
    <style:style style:name="T58" style:family="text">
      <style:text-properties fo:font-weight="normal" officeooo:rsid="006349c1" style:font-weight-asian="normal" style:font-weight-complex="normal"/>
    </style:style>
    <style:style style:name="T59" style:family="text">
      <style:text-properties fo:font-style="italic" fo:font-weight="normal" officeooo:rsid="0057e877" style:font-style-asian="italic" style:font-weight-asian="normal" style:font-style-complex="italic" style:font-weight-complex="normal"/>
    </style:style>
    <style:style style:name="T60" style:family="text">
      <style:text-properties officeooo:rsid="005aaf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ater Tank Electromagnetic Interference Problem Log</text:p>
      <text:p text:style-name="P1"/>
      <text:p text:style-name="P2"><text:tab/><text:span text:style-name="T1">During my time establishing the infrastructure of my water tank control system I came about a particular problem where my strain gauge sensor would occasionally give incorrect values. </text:span><text:span text:style-name="T2">This document serves as a log on my troubleshooting journey to correct the issue.</text:span></text:p>
      <text:p text:style-name="P2"/>
      <text:p text:style-name="P2"><text:tab/><text:span text:style-name="T3">I have collected data from the strain sensor whenever my system was running with a water pump and in various under configurations </text:span><text:span text:style-name="T4">and labeled them in the format of “data-&lt;month-day-year&gt;--&lt;hour-minute-second&gt;”. </text:span><text:span text:style-name="T5">Below is some analysis with the data I collected. </text:span></text:p>
      <text:p text:style-name="P2"/>
      <text:p text:style-name="P9">Note: In all cases the strain data errors only occur when a water pump was actually drawing current (particularly around 300 mA).</text:p>
      <text:p text:style-name="P2"/>
      <text:p text:style-name="P3"><text:span text:style-name="T35">“data-</text:span><text:span text:style-name="T38">2</text:span><text:span text:style-name="T35">-</text:span><text:span text:style-name="T38">8</text:span><text:span text:style-name="T35">-2023–</text:span><text:span text:style-name="T39">14</text:span><text:span text:style-name="T35">-2-</text:span><text:span text:style-name="T40">38</text:span><text:span text:style-name="T35">”</text:span>:</text:p>
      <text:p text:style-name="P3"><text:tab/><text:span text:style-name="T6">This entry will serve as a basis in analysis. </text:span><text:span text:style-name="T7">In this case </text:span><text:span text:style-name="T8">I had two Arduino’s one I called the “pump Arduino” and the other the “scale Arduino”. </text:span><text:span text:style-name="T9">Both Arduino’s were on the same level on top of the wooden structure inside a plastic box attached with Velcro. </text:span><text:span text:style-name="T10">In this setup, the scale Arduino fed power to the scale sensor and was not coupled with the power rail of the pump Arduino. </text:span><text:span text:style-name="T11">For some reason this decoupling makes a difference in the quality of the scale sensor readings. </text:span><text:span text:style-name="T12">Presumably because in order to couple the two the wire most cross the PWM signal generated by the pump Arduino which introduces </text:span><text:span text:style-name="T13">small </text:span><text:span text:style-name="T12">noise to the scale power line. </text:span><text:span text:style-name="T17">The algorithm I created was not used in this entry.</text:span><text:span text:style-name="T12"> </text:span><text:span text:style-name="T14">This data entry has the best error percentage ever observed at </text:span><text:span text:style-name="T15">0.0662%.</text:span></text:p>
      <text:p text:style-name="P3"/>
      <text:p text:style-name="P4"><text:tab/>Building off the prior entry are entries which introduce capacitors into the systems circuits. <text:span text:style-name="T16">Below are the results.</text:span></text:p>
      <text:p text:style-name="P4"/>
      <text:p text:style-name="P10">“<text:span text:style-name="T18">data-2-8-2023–13-50-39”:</text:span></text:p>
      <text:p text:style-name="P4"><text:tab/><text:span text:style-name="T19">In this test run the algorithm is disabled and introduces a 47 uF capacitor on the pump Arduino power rail. </text:span><text:span text:style-name="T20">The error percentage was </text:span><text:span text:style-name="T21">0.1370%.</text:span></text:p>
      <text:p text:style-name="P4"/>
      <text:p text:style-name="P11">“data-2-8-2023–14-13-27”:</text:p>
      <text:p text:style-name="P5"><text:tab/><text:span text:style-name="T22">Same as entry “</text:span><text:span text:style-name="T25">data-2-8-2023–14-2-38” </text:span><text:span text:style-name="T22">except </text:span><text:span text:style-name="T23">the scale power came from being coupled with the pump Arduino power rail. </text:span><text:span text:style-name="T24">The error percentage was </text:span><text:span text:style-name="T26">2.6567%.</text:span></text:p>
      <text:p text:style-name="P5"/>
      <text:p text:style-name="P5"><text:span text:style-name="T35">“</text:span><text:span text:style-name="T36">data-2-8-2023–14-21-9”: </text:span><text:span text:style-name="T27">Same as prior entry except the 47 uF capacitor on the pump Arduino power rail tried in “data-2-8-2023–14-50-39” was introduced. </text:span><text:span text:style-name="T28">The error percentage was </text:span><text:span text:style-name="T29">2.6923%.</text:span></text:p>
      <text:p text:style-name="P5"/>
      <text:p text:style-name="P6"><text:tab/>An interesting thing can be concluded from going from <text:span text:style-name="T35">“data-2-8-2023–14-2-38”</text:span> to “<text:span text:style-name="T35">data-2-8-2023–13-50-39”</text:span> and <text:span text:style-name="T35">“data-2-8-2023–14-13-27”</text:span> to <text:span text:style-name="T35">“data-2-8-2023–14-21-9”</text:span> is that adding a bypass capacitor on the power rail did not assist the strain gauge error <text:span text:style-name="T30">and actually increased it slightly</text:span>.</text:p>
      <text:p text:style-name="P6"><text:tab/><text:span text:style-name="T31">Another conclusion is that it is not a good idea to couple the power of the scale sensor with the power rail of the pump Arduino, not necessarily because the power line has ripples (the addition of the capacitor would have fixed this if it were the case), but likely the introduced EMI (electromagnetic interference) that comes with having the scale power wire be close to other noisy wires on the same breadboard. </text:span><text:span text:style-name="T32">There exists an entry </text:span><text:span text:style-name="T37">“data-2-8-2023–14-56-22”</text:span><text:span text:style-name="T32"> which has the scale sensor’s power decoupled from the pump Arduino's power rail, but still on the same breadboard. </text:span><text:span text:style-name="T33">The error percentage found was </text:span><text:span text:style-name="T34">5.2181%. </text:span><text:span text:style-name="T44">This means that it isn’t the sharing of the power rail that is necessarily the issue but all the noise in the region that comes with doing so that is the problem.</text:span></text:p>
      <text:p text:style-name="P7"><text:soft-page-break/><text:span text:style-name="T35">“</text:span><text:span text:style-name="T41">data-2-8-2023–15-2-59”:</text:span><text:span text:style-name="T45"> essentially a second trial of the really low error case that occurred in </text:span><text:span text:style-name="T42">“data-</text:span><text:span text:style-name="T38">2</text:span><text:span text:style-name="T42">-</text:span><text:span text:style-name="T38">8</text:span><text:span text:style-name="T42">-2023–</text:span><text:span text:style-name="T39">14</text:span><text:span text:style-name="T42">-2-</text:span><text:span text:style-name="T40">38</text:span><text:span text:style-name="T42">”</text:span><text:span text:style-name="T46"> </text:span><text:span text:style-name="T47">that had obtained an error percentage of </text:span><text:span text:style-name="T48">0.3989%. </text:span><text:span text:style-name="T49">This supports that the low error case was not just a fluke. </text:span><text:span text:style-name="T59">(Note: This data just has the rising strain portion and makes the percentage higher than it should be)</text:span></text:p>
      <text:p text:style-name="P12"/>
      <text:p text:style-name="P7"><text:span text:style-name="T43">“data-2-8-2023–15-32-34”: </text:span><text:span text:style-name="T50">at this point the two Arduino’s were physically separated from search other. </text:span><text:span text:style-name="T51">This put the strain Arduino farther away from the pump Arduino in the hopes of reducing the noise on the strain sensor from the second Arduino. </text:span><text:span text:style-name="T52">The error percentage was </text:span><text:span text:style-name="T53">0.2066%.</text:span></text:p>
      <text:p text:style-name="P4"/>
      <text:p text:style-name="P8">On 2-12-2023 I had done some experimenting with Faraday fabric. <text:span text:style-name="T60">While its EMI blocking capabilities do work </text:span><text:span text:style-name="T54">as when I applied it to wrap up the scale Arduino, the results were not satisfactory enough. My present suspicions are that the motor driver and the power lines are interfering a bit with the pump Arduino and breadboard and causing the EMI to be carried by the wires to the scale Arduino. </text:span><text:span text:style-name="T55">My next approach will be carefully wrapping the motor driver with Faraday wrap and possibly raising the breadboard and pump Arduino up again, but perhaps adding Faraday wrap to shield the scale Arduino and scale sensor the EMI that will reintroduce. </text:span><text:span text:style-name="T56">I have </text:span><text:span text:style-name="T57">ordered</text:span><text:span text:style-name="T56"> an EMF meter and will be using that in my decisions </text:span><text:span text:style-name="T58">when it arrives.</text:span></text:p>
      <text:p text:style-name="P2"/>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20:35:00.279000000</meta:creation-date>
    <dc:date>2023-02-12T22:23:58.291000000</dc:date>
    <meta:editing-duration>PT1H15M32S</meta:editing-duration>
    <meta:editing-cycles>90</meta:editing-cycles>
    <meta:generator>LibreOffice/7.4.5.1$Windows_X86_64 LibreOffice_project/9c0871452b3918c1019dde9bfac75448afc4b57f</meta:generator>
    <meta:document-statistic meta:table-count="0" meta:image-count="0" meta:object-count="0" meta:page-count="2" meta:paragraph-count="17" meta:word-count="756" meta:character-count="4560" meta:non-whitespace-character-count="3827"/>
  </office:meta>
</office:document-meta>
</file>